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6.935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4.604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2.59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#ffbf00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8000"/>
    </style:style>
    <style:style style:name="ce28" style:family="table-cell" style:parent-style-name="Default" style:data-style-name="N0">
      <style:table-cell-properties fo:background-color="#ffff00"/>
    </style:style>
    <style:style style:name="ce29" style:family="table-cell" style:parent-style-name="Default" style:data-style-name="N0">
      <style:table-cell-properties fo:background-color="#ff0000"/>
    </style:style>
    <style:style style:name="ce8" style:family="table-cell" style:parent-style-name="Default" style:data-style-name="N111"/>
    <style:style style:name="ce11" style:family="table-cell" style:parent-style-name="Default" style:data-style-name="N112"/>
    <style:style style:name="ce14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5" table:default-cell-style-name="ce1"/>
        <table:table-row table:style-name="ro1">
          <table:table-cell table:number-columns-repeated="64"/>
        </table:table-row>
        <table:table-row table:style-name="ro2">
          <table:table-cell/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LAYING AS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SEVERITY</text:p>
          </table:table-cell>
          <table:table-cell table:style-name="ce6" office:value-type="string" calcext:value-type="string">
            <text:p>FIXED BY</text:p>
          </table:table-cell>
          <table:table-cell table:style-name="ce6" office:value-type="string" calcext:value-type="string">
            <text:p>DATE FIXED</text:p>
          </table:table-cell>
          <table:table-cell table:style-name="ce6" office:value-type="string" calcext:value-type="string">
            <text:p>COMMENTS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Ages ago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thanks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2"/>
          <table:table-cell table:style-name="ce8" office:value-type="date" office:date-value="2020-03-13" calcext:value-type="date">
            <text:p>13-Mar</text:p>
          </table:table-cell>
          <table:table-cell office:value-type="string" calcext:value-type="string">
            <text:p>I think this would remove the unknown factor of trying to find your way around a station while the alien is following you.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2"/>
          <table:table-cell table:style-name="ce8" office:value-type="date" office:date-value="2020-03-13" calcext:value-type="date">
            <text:p>13-Mar</text:p>
          </table:table-cell>
          <table:table-cell office:value-type="string" calcext:value-type="string">
            <text:p>Moved signs to be better visible.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suprising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4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8" office:value-type="date" office:date-value="2020-03-31" calcext:value-type="date">
            <text:p>31-Mar</text:p>
          </table:table-cell>
          <table:table-cell office:value-type="string" calcext:value-type="string">
            <text:p>They are glass, they aren't supposed too.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8" office:value-type="date" office:date-value="2020-03-31" calcext:value-type="date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5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table:style-name="ce13" office:value-type="string" calcext:value-type="string">
            <text:p>Writ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style-name="ce10" office:value-type="string" calcext:value-type="string">
            <text:p>Prototype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behind desk in alien spaw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ontrols are snapping and disorientating with alien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he snapping of the alien makes it difficult to engage in comba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ore torch light is needed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arines move too fas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feels underpower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Oxygen is too low to complete the objectiv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ifficult to tell when you have changed orientation in a vent as the alien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orch light should be soft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You jump after going through a door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crosshair is hard t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underneath generator room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Generator room floor has collider issues that stops the marine from moving on the walkway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eath screen needs to be added as unable to tell when you die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Sliding marines leads to overshooting corridor entrances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ime to kill the alien is too low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against black door opening radial dial is hard to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iosphere door trigger area needs to be larg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Permanent objective guidance should be on scre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reaching takes too long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jump needs a charge ba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/Art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Hole in office next to lab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Stuck spot in the table in alien spawn</text:p>
          </table:table-cell>
          <table:table-cell office:value-type="string" calcext:value-type="string">
            <text:p>Alien </text:p>
          </table:table-cell>
          <table:table-cell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Spwans sometimes spawn in space 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/Programing </text:p>
          </table:table-cell>
          <table:table-cell table:number-columns-repeated="59"/>
        </table:table-row>
        <table:table-row table:style-name="ro6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ADS problem where when right clicking as marine the players contol is given to another player including the alien and <text:s/>other marine. WSAD and mouse were given to serprate players although this happened only once out of 6 games 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Programming </text:p>
          </table:table-cell>
          <table:table-cell/>
          <table:table-cell office:value-type="string" calcext:value-type="string">
            <text:p>harry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Audio is heard at the same volume across the hole map even when miles away when fallen through the floor 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Programming?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Players recommend an audio slider 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programming 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Able to fall through the floor in alien spawn near the table </text:p>
          </table:table-cell>
          <table:table-cell office:value-type="string" calcext:value-type="string">
            <text:p>Alien </text:p>
          </table:table-cell>
          <table:table-cell table:style-name="ce7" office:value-type="string" calcext:value-type="string">
            <text:p>Design </text:p>
          </table:table-cell>
          <table:table-cell/>
          <table:table-cell office:value-type="string" calcext:value-type="string">
            <text:p>john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Unable to go into the biosphere from the marine spawn corridor 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 </text:p>
          </table:table-cell>
          <table:table-cell/>
          <table:table-cell office:value-type="string" calcext:value-type="string">
            <text:p>kyle 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game has minor lag on low end laptops (wow who knew)</text:p>
          </table:table-cell>
          <table:table-cell office:value-type="string" calcext:value-type="string">
            <text:p>Both</text:p>
          </table:table-cell>
          <table:table-cell table:style-name="ce7" office:value-type="string" calcext:value-type="string">
            <text:p>Design 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 is able to interact with marine objectives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rch position needs to be changed as it casts the marines shadow in from of them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8"/>
          <table:table-cell office:value-type="string" calcext:value-type="string">
            <text:p>Kyle</text:p>
          </table:table-cell>
          <table:table-cell table:number-columns-repeated="57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rch lights the whole of the canteen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7"/>
          <table:table-cell office:value-type="string" calcext:value-type="string">
            <text:p>Kyle</text:p>
          </table:table-cell>
          <table:table-cell table:number-columns-repeated="57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rch light doesn’t sync across net, can’t see others torches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Esc key resets graphics options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Gen room alien can get stuck between railing and wall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9"/>
          <table:table-cell office:value-type="string" calcext:value-type="string">
            <text:p>Kyle</text:p>
          </table:table-cell>
          <table:table-cell table:number-columns-repeated="57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Door under canteen stairs shuts instantly</text:p>
          </table:table-cell>
          <table:table-cell/>
          <table:table-cell office:value-type="string" calcext:value-type="string">
            <text:p>Design/ Programming</text:p>
          </table:table-cell>
          <table:table-cell table:style-name="ce29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Health can go negative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ir needs to be flagged as being able to regen in biosphere.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7"/>
          <table:table-cell office:value-type="string" calcext:value-type="string">
            <text:p>Kyle</text:p>
          </table:table-cell>
          <table:table-cell table:number-columns-repeated="57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Flag when air gets low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7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o easy as alien to switch surface, could have to hold button to switch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Having to spend 5 seconds opening a door makes you feel vulnerable but is dull (I think ignore, that’s kinda the point – H)</text:p>
          </table:table-cell>
          <table:table-cell/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number-columns-repeated="57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Objectives are unclear, text was missed on first run throguh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9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Possible collision errors with canteen stairs and marine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 selection in lobby is quite subtle, ccould be more obvoius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6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ext at bottom on marine briefing needs to be around longer</text:p>
          </table:table-cell>
          <table:table-cell/>
          <table:table-cell office:value-type="string" calcext:value-type="string">
            <text:p>Design/ Programming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Door opening is inconsistent, sometimes doesn’t work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Once out of ammo removes a lot of agency for marine – could have ammo regen in armoury and flag this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Doors could auto open once they’ve been opened once? (I think leave them – H)</text:p>
          </table:table-cell>
          <table:table-cell/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Security room off of genny, moving left while looking at switch yeets you out of ceiling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9"/>
          <table:table-cell office:value-type="string" calcext:value-type="string">
            <text:p>Kyle</text:p>
          </table:table-cell>
          <table:table-cell table:number-columns-repeated="57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Spatial sound doesn’t exist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Sign text is too small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Flag that two switches need to be pressed from generator room, prompt is unclear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7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Flag when the allien does emergency regen for both alien and marine</text:p>
          </table:table-cell>
          <table:table-cell/>
          <table:table-cell table:style-name="ce26" office:value-type="string" calcext:value-type="string">
            <text:p>Programming/ Design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 looks like its moving even when it isn’t due to networking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9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Could add a free air refil to marines in gen/ switch rooms after activating switches??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s view ability doesn’t work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table:number-columns-repeated="58"/>
        </table:table-row>
        <table:table-row table:style-name="ro1" table:number-rows-repeated="10484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</number:date-style>
    <number:date-style style:name="N112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0:16:05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title/>
    <dc:description/>
    <dc:subject/>
    <meta:initial-creator/>
    <meta:creation-date>2020-03-06T09:20:28Z</meta:creation-date>
    <dc:date>2020-04-27T10:20:45.628000000</dc:date>
    <meta:editing-cycles>22</meta:editing-cycles>
    <meta:editing-duration>PT1H38M7S</meta:editing-duration>
    <meta:document-statistic meta:table-count="1" meta:cell-count="570" meta:object-count="0"/>
  </office:meta>
</office:document-meta>
</file>